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normal" officeooo:rsid="000da567" officeooo:paragraph-rsid="001ada62" fo:background-color="transparent" style:font-style-asian="italic" style:font-weight-asian="normal" style:font-style-complex="italic" style:font-weight-complex="normal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officeooo:rsid="001ada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<text:span text:style-name="T4">1</text:span> / 544 = 0.00<text:span text:style-name="T4">18</text:span></text:p>
      <text:p text:style-name="Preformatted_20_Text"><text:span text:style-name="T2"/></text:p>
      <text:p text:style-name="P2"><text:span text:style-name="T2">Forescoring</text:span> seven years ago, our fathers brought forth on this continent a new nation, conceived</text:p>
      <text:p text:style-name="P2">in liberty and dedicated the proposition that all men are created equal.</text:p>
      <text:p text:style-name="P2">Now we are engaged in a great civil war, testing whether that nation or any nation so conceived</text:p>
      <text:p text:style-name="P2">and so dedicated can long endure.</text:p>
      <text:p text:style-name="P2">We are met on a great battlefield of that war.</text:p>
      <text:p text:style-name="P2">We have come to dedicate a portion of that field as a final resting place for those who</text:p>
      <text:p text:style-name="P2">here gave their lives that that nation may live.</text:p>
      <text:p text:style-name="P2">It is altogether fitting and proper that we should do this, but in a larger sense we cannot</text:p>
      <text:p text:style-name="P2">dedicate, we cannot consecrate, we cannot hallow this ground.</text:p>
      <text:p text:style-name="P2">The brave men living and dead who struggled here have consecrated it far above our poor</text:p>
      <text:p text:style-name="P2">power to add or detract.</text:p>
      <text:p text:style-name="P2">The world will little note nor long remember what we say here, but it can never forget</text:p>
      <text:p text:style-name="P2">what they did here.</text:p>
      <text:p text:style-name="P2">It is for us the living, rather to be dedicated here to the unfinished work which they who</text:p>
      <text:p text:style-name="P2">fought here have thus far so nobly advanced.</text:p>
      <text:p text:style-name="P2">It is rather for us to be here dedicated to the great task remaining before us, that from</text:p>
      <text:p text:style-name="P2">these honored dead we take increased devotion to that cause for which they gave the last</text:p>
      <text:p text:style-name="P2">full measure of devotion, that we here highly resolve that these dead shall not have died</text:p>
      <text:p text:style-name="P2">in vain, that this nation under God shall have a new birth of freedom, and that government</text:p>
      <text:p text:style-name="P2">of the people, by the people, for the people, shall not perish from the earth.</text:p>
      <text:p text:style-name="P2">Abraham Lincoln, November 19th, 1863.</text:p>
      <text:p text:style-name="P2">Four score and seven years ago our fathers brought forth on this continent a new nation,</text:p>
      <text:p text:style-name="P2">conceived in liberty and dedicated to the proposition that all men are created equal.</text:p>
      <text:p text:style-name="P2">Now we are engaged in a great civil war, testing whether that nation or any nation so conceived</text:p>
      <text:p text:style-name="P2">and so dedicated can long endure.</text:p>
      <text:p text:style-name="P2">We are met on a great battlefield of that war.</text:p>
      <text:p text:style-name="P2">We have come to dedicate a portion of that field as a final resting place for those who</text:p>
      <text:p text:style-name="P2">here gave their lives that that nation might live.</text:p>
      <text:p text:style-name="P2">It is altogether fitting and proper that we should do this.</text:p>
      <text:p text:style-name="P2">But in a larger sense we cannot dedicate, we cannot consecrate, we cannot hollow this</text:p>
      <text:p text:style-name="P2">ground.</text:p>
      <text:p text:style-name="P2">The brave men living and dead who struggle here have consecrated it.</text:p>
      <text:p text:style-name="P2">Far above our poor power to add or detract.</text:p>
      <text:p text:style-name="P2">The world will little note nor long remember what we say here, but it can never forget</text:p>
      <text:p text:style-name="P2">what they did here.</text:p>
      <text:p text:style-name="P2">It is for us the living rather to be dedicated here to the unfinished work which they who</text:p>
      <text:p text:style-name="P2">fought here have thus far so nobly advanced.</text:p>
      <text:p text:style-name="P2">It is rather for us to be here dedicated to the great task remaining before us, that from</text:p>
      <text:p text:style-name="P2"><text:soft-page-break/>these honored dead we take increased devotion to that cause for which they gave the last</text:p>
      <text:p text:style-name="P2">full measure of devotion, that we here highly resolve that these dead shall not have died</text:p>
      <text:p text:style-name="P2">in vain, that this nation under God shall have a new birth of freedom, and that government</text:p>
      <text:p text:style-name="P2">of the people, by the people, for the people, shall not perish from the earth.</text:p>
      <text:p text:style-name="P2">Abraham Lincoln, November 19th, 186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19T14:36:19.431000000</dc:date>
    <meta:editing-duration>PT2M31S</meta:editing-duration>
    <meta:editing-cycles>1</meta:editing-cycles>
    <meta:document-statistic meta:table-count="0" meta:image-count="0" meta:object-count="0" meta:page-count="2" meta:paragraph-count="44" meta:word-count="550" meta:character-count="2927" meta:non-whitespace-character-count="2421"/>
  </office:meta>
</office:document-meta>
</file>